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4959d" officeooo:paragraph-rsid="0004959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4959d" officeooo:paragraph-rsid="0004959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08693e" officeooo:paragraph-rsid="0008693e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adb3a" officeooo:paragraph-rsid="000adb3a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cf20c" officeooo:paragraph-rsid="000cf20c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0.5pt" fo:font-weight="normal" officeooo:rsid="0008693e" officeooo:paragraph-rsid="0008693e" style:font-size-asian="10.5pt" style:font-weight-asian="normal" style:font-size-complex="10.5pt" style:font-weight-complex="normal"/>
    </style:style>
    <style:style style:name="P7" style:family="paragraph" style:parent-style-name="Standard">
      <style:text-properties fo:font-size="10.5pt" fo:font-weight="normal" officeooo:rsid="0008693e" officeooo:paragraph-rsid="000adb3a" style:font-size-asian="10.5pt" style:font-weight-asian="normal" style:font-size-complex="10.5pt" style:font-weight-complex="normal"/>
    </style:style>
    <style:style style:name="P8" style:family="paragraph" style:parent-style-name="Standard">
      <style:text-properties fo:font-size="10.5pt" fo:font-weight="normal" officeooo:rsid="000a1ce2" officeooo:paragraph-rsid="000a1ce2" style:font-size-asian="10.5pt" style:font-weight-asian="normal" style:font-size-complex="10.5pt" style:font-weight-complex="normal"/>
    </style:style>
    <style:style style:name="P9" style:family="paragraph" style:parent-style-name="Standard">
      <style:text-properties fo:font-size="10.5pt" fo:font-weight="normal" officeooo:rsid="000adb3a" officeooo:paragraph-rsid="000adb3a" style:font-size-asian="10.5pt" style:font-weight-asian="normal" style:font-size-complex="10.5pt" style:font-weight-complex="normal"/>
    </style:style>
    <style:style style:name="P10" style:family="paragraph" style:parent-style-name="Standard">
      <style:text-properties fo:font-size="10.5pt" fo:font-weight="normal" officeooo:rsid="000c6d6c" officeooo:paragraph-rsid="000c6d6c" style:font-size-asian="10.5pt" style:font-weight-asian="normal" style:font-size-complex="10.5pt" style:font-weight-complex="normal"/>
    </style:style>
    <style:style style:name="P11" style:family="paragraph" style:parent-style-name="Standard">
      <style:text-properties fo:font-size="10.5pt" fo:font-weight="normal" officeooo:rsid="000c6d6c" officeooo:paragraph-rsid="000cf20c" style:font-size-asian="10.5pt" style:font-weight-asian="normal" style:font-size-complex="10.5pt" style:font-weight-complex="normal"/>
    </style:style>
    <style:style style:name="P12" style:family="paragraph" style:parent-style-name="Standard">
      <style:text-properties fo:font-size="10.5pt" fo:font-weight="normal" officeooo:rsid="000cf20c" officeooo:paragraph-rsid="000cf20c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font-size="10.5pt" fo:font-weight="normal" officeooo:rsid="000cf20c" officeooo:paragraph-rsid="000cf20c" style:font-size-asian="9.14999961853027pt" style:font-weight-asian="normal" style:font-size-complex="10.5pt" style:font-weight-complex="normal"/>
    </style:style>
    <style:style style:name="P14" style:family="paragraph" style:parent-style-name="Standard">
      <style:text-properties fo:font-size="10.5pt" fo:font-weight="normal" officeooo:rsid="000e91a7" officeooo:paragraph-rsid="000e91a7" style:font-size-asian="9.14999961853027pt" style:font-weight-asian="normal" style:font-size-complex="10.5pt" style:font-weight-complex="normal"/>
    </style:style>
    <style:style style:name="P15" style:family="paragraph" style:parent-style-name="Standard">
      <style:text-properties fo:font-size="10.5pt" fo:font-weight="normal" officeooo:rsid="000f15e0" officeooo:paragraph-rsid="000f15e0" style:font-size-asian="9.14999961853027pt" style:font-weight-asian="normal" style:font-size-complex="10.5pt" style:font-weight-complex="normal"/>
    </style:style>
    <style:style style:name="P16" style:family="paragraph" style:parent-style-name="Standard">
      <style:text-properties fo:font-size="10.5pt" fo:font-weight="bold" officeooo:rsid="000adb3a" officeooo:paragraph-rsid="000adb3a" style:font-size-asian="10.5pt" style:font-weight-asian="bold" style:font-size-complex="10.5pt" style:font-weight-complex="bold"/>
    </style:style>
    <style:style style:name="P17" style:family="paragraph" style:parent-style-name="Standard">
      <style:text-properties fo:font-size="10.5pt" fo:font-weight="bold" officeooo:rsid="000c6d6c" officeooo:paragraph-rsid="000c6d6c" style:font-size-asian="10.5pt" style:font-weight-asian="bold" style:font-size-complex="10.5pt" style:font-weight-complex="bold"/>
    </style:style>
    <style:style style:name="P18" style:family="paragraph" style:parent-style-name="Standard">
      <style:text-properties fo:font-size="10.5pt" fo:font-weight="bold" officeooo:rsid="000f15e0" officeooo:paragraph-rsid="000f15e0" style:font-size-asian="9.14999961853027pt" style:font-weight-asian="bold" style:font-size-complex="10.5pt" style:font-weight-complex="bold"/>
    </style:style>
    <style:style style:name="P19" style:family="paragraph" style:parent-style-name="Standard">
      <style:text-properties fo:font-size="10.5pt" fo:font-weight="bold" officeooo:rsid="0010bb5d" officeooo:paragraph-rsid="0010bb5d" style:font-size-asian="9.14999961853027pt" style:font-weight-asian="bold" style:font-size-complex="10.5pt" style:font-weight-complex="bold"/>
    </style:style>
    <style:style style:name="P20" style:family="paragraph" style:parent-style-name="Standard">
      <style:text-properties fo:font-size="10.5pt" fo:font-weight="bold" officeooo:rsid="00113841" officeooo:paragraph-rsid="00113841" style:font-size-asian="9.14999961853027pt" style:font-weight-asian="bold" style:font-size-complex="10.5pt" style:font-weight-complex="bold"/>
    </style:style>
    <style:style style:name="T1" style:family="text">
      <style:text-properties officeooo:rsid="00057aa5"/>
    </style:style>
    <style:style style:name="T2" style:family="text">
      <style:text-properties officeooo:rsid="0008693e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cf20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13841" style:font-weight-asian="normal" style:font-weight-complex="normal"/>
    </style:style>
    <style:style style:name="T9" style:family="text">
      <style:text-properties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8"/>Linux <text:span text:style-name="T1">(Kernel)</text:span></text:p>
      <text:p text:style-name="P9">The <text:span text:style-name="T5">cat command</text:span> is one of the most universal tools, yet all it does is copy stanadard input to standard ouput.</text:p>
      <text:p text:style-name="P9">Cat – Create file = Creating single file.</text:p>
      <text:p text:style-name="P9">Concatenate file = To add more than one file into a single file.</text:p>
      <text:p text:style-name="P9">copy file = To copy the context of x into y.</text:p>
      <text:p text:style-name="P9">tac = To see content in Bottom to top.</text:p>
      <text:p text:style-name="P4"/>
      <text:p text:style-name="P1"/>
      <text:p text:style-name="P1">&gt; <text:span text:style-name="T2">(redirecting the output)</text:span></text:p>
      <text:p text:style-name="P6">cat &gt; file1</text:p>
      <text:p text:style-name="P6">New creation of file using cat command.</text:p>
      <text:p text:style-name="P6">ls – list</text:p>
      <text:p text:style-name="P6">o/p – file1</text:p>
      <text:p text:style-name="P6">cat file1 – command to see the content of the file.</text:p>
      <text:p text:style-name="P6">New new creation of file using cat command.</text:p>
      <text:p text:style-name="P6"/>
      <text:p text:style-name="P6">cat &gt; file2</text:p>
      <text:p text:style-name="P6">Creation of 2<text:span text:style-name="T3">nd</text:span> file.</text:p>
      <text:p text:style-name="P6"><text:s/>ls</text:p>
      <text:p text:style-name="P6">file1 file2</text:p>
      <text:p text:style-name="P6"/>
      <text:p text:style-name="P6">Using cat command we cannot edit but can add something on our existing file</text:p>
      <text:p text:style-name="P6">cat &gt;&gt; file1</text:p>
      <text:p text:style-name="P6">New <text:s/>creation of file using cat command.</text:p>
      <text:p text:style-name="P6">Thankyou</text:p>
      <text:p text:style-name="P6"/>
      <text:p text:style-name="P8">Add file1 and file2 and make a new file3</text:p>
      <text:p text:style-name="P8">cat file1 file2 &gt; file3</text:p>
      <text:p text:style-name="P9">ls</text:p>
      <text:p text:style-name="P9">file1 file2 file3</text:p>
      <text:p text:style-name="P9">cat all</text:p>
      <text:p text:style-name="P7">New <text:s/>creation of file using cat command.</text:p>
      <text:p text:style-name="P7">Thankyou</text:p>
      <text:p text:style-name="P7">Creation of 2<text:span text:style-name="T3">nd</text:span> file.</text:p>
      <text:p text:style-name="P7"/>
      <text:p text:style-name="P16">touch Command</text:p>
      <text:p text:style-name="P9">Create an empty file.</text:p>
      <text:p text:style-name="P9">Create multiple empty file.</text:p>
      <text:p text:style-name="P9">Change all timestamp of a file.</text:p>
      <text:p text:style-name="P9">Update only access time of a file, modify time of file.</text:p>
      <text:p text:style-name="P9"/>
      <text:p text:style-name="P12">stat command to see the information</text:p>
      <text:p text:style-name="P9"/>
      <text:p text:style-name="P17">Time stamp</text:p>
      <text:p text:style-name="P10"><text:span text:style-name="T5">Access time <text:s/></text:span><text:span text:style-name="T6">last time </text:span>when a file was access touch <text:s/>-a <text:span text:style-name="T6">( date , time )</text:span></text:p>
      <text:p text:style-name="P10"/>
      <text:p text:style-name="P17">Modify time</text:p>
      <text:p text:style-name="P11">Last time when a file was modified touch -m <text:span text:style-name="T6">( date , time )</text:span></text:p>
      <text:p text:style-name="P10"/>
      <text:p text:style-name="P11"><text:span text:style-name="T5">Change time</text:span> – Last time when file metadata was changed. <text:span text:style-name="T6">( date , time )</text:span></text:p>
      <text:p text:style-name="P3"/>
      <text:p text:style-name="P5"/>
      <text:p text:style-name="P5"><text:span text:style-name="T9">touch file1</text:span> </text:p>
      <text:p text:style-name="P13">ls</text:p>
      <text:p text:style-name="P13">file1</text:p>
      <text:p text:style-name="P13">touch file2 file3 file4</text:p>
      <text:p text:style-name="P13">ls</text:p>
      <text:p text:style-name="P13"><text:soft-page-break/>file1 file2 file3 fil4</text:p>
      <text:p text:style-name="P14">Time stamp will be changed now</text:p>
      <text:p text:style-name="P14">touch file4</text:p>
      <text:p text:style-name="P14">stat file4</text:p>
      <text:p text:style-name="P15">touch -a file4 (comnmand to change only the acess time of the file)</text:p>
      <text:p text:style-name="P15">touch -m file4 (comnmand to change only the modify time of the file)</text:p>
      <text:p text:style-name="P14"/>
      <text:p text:style-name="P18">Editor (Create and edit)</text:p>
      <text:p text:style-name="P19">vi editor – <text:span text:style-name="T7">A programmer text editor</text:span></text:p>
      <text:p text:style-name="P19"><text:span text:style-name="T7">It can be used to edit all kinds of plain text, it is specially </text:span><text:span text:style-name="T8">useful for editing programs mainly used for Unix Programs.</text:span></text:p>
      <text:p text:style-name="P20"><text:span text:style-name="T7">Note : <text:s/>:w -&gt; To save</text:span></text:p>
      <text:p text:style-name="P20"><text:span text:style-name="T7">:wq or :x -&gt; To save and quit</text:span></text:p>
      <text:p text:style-name="P20"><text:span text:style-name="T7">:q -&gt; quit</text:span></text:p>
      <text:p text:style-name="P20"><text:span text:style-name="T7">:q! -&gt; Force quit, no save</text:span></text:p>
      <text:p text:style-name="P20"><text:span text:style-name="T7"/></text:p>
      <text:p text:style-name="P20"><text:span text:style-name="T7">‘vi’ is a standard whereas ‘nano’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3:14:18.652168041</meta:creation-date>
    <meta:editing-duration>PT15M15S</meta:editing-duration>
    <meta:editing-cycles>4</meta:editing-cycles>
    <meta:generator>LibreOffice/7.3.7.2$Linux_X86_64 LibreOffice_project/30$Build-2</meta:generator>
    <dc:date>2025-03-25T15:34:45.474415138</dc:date>
    <meta:document-statistic meta:table-count="0" meta:image-count="0" meta:object-count="0" meta:page-count="2" meta:paragraph-count="59" meta:word-count="358" meta:character-count="1856" meta:non-whitespace-character-count="1485"/>
  </office:meta>
</office:document-meta>
</file>